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fo:border="0.06pt solid #000000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table:number-columns-spanned="1" table:number-rows-spanned="2">
            <text:p>Sync</text:p>
          </table:table-cell>
          <table:table-cell table:style-name="ce1" office:value-type="string" table:number-columns-spanned="1" table:number-rows-spanned="2">
            <text:p>Distance</text:p>
          </table:table-cell>
          <table:table-cell table:style-name="ce1" office:value-type="string" table:number-columns-spanned="3" table:number-rows-spanned="1">
            <text:p>Overspent Time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4" office:value-type="string">
            <text:p>h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149.239">
            <text:p>9149,23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149.239">
            <text:p>9149,23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149.239">
            <text:p>9149,23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313.977">
            <text:p>9313,977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8714.351">
            <text:p>8714,35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304.385">
            <text:p>9304,38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9149.239">
            <text:p>9149,23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style-name="ce3" office:value-type="float" office:value="300">
            <text:p>300</text:p>
          </table:table-cell>
          <table:table-cell table:style-name="ce3" office:value-type="float" office:value="9149.239">
            <text:p>9149,23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036.323">
            <text:p>9036,3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8060.445">
            <text:p>8060,44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8346.976">
            <text:p>8346,97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8306.296">
            <text:p>8306,2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8306.296">
            <text:p>8306,2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8306.296">
            <text:p>8306,2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8060.445">
            <text:p>8060,445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9149.239">
            <text:p>9149,239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555.614">
            <text:p>9555,61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8306.296">
            <text:p>8306,2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306.296">
            <text:p>8306,2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8306.296">
            <text:p>8306,296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</table:table-row>
      </table:table>
      <table:table table:name="25 janv" table:style-name="ta1">
        <table:table-column table:style-name="co1" table:number-columns-repeated="5" table:default-cell-style-name="ce2"/>
        <table:table-row table:style-name="ro1">
          <table:table-cell table:style-name="ce1" office:value-type="string" table:number-columns-spanned="1" table:number-rows-spanned="2">
            <text:p>Sync</text:p>
          </table:table-cell>
          <table:table-cell table:style-name="ce1" office:value-type="string" table:number-columns-spanned="1" table:number-rows-spanned="2">
            <text:p>Distance</text:p>
          </table:table-cell>
          <table:table-cell table:style-name="ce1" office:value-type="string" table:number-columns-spanned="3" table:number-rows-spanned="1">
            <text:p>Overspent Time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4" office:value-type="string">
            <text:p>h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office:value-type="float" office:value="9068.759">
            <text:p>9068,7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</table:table-row>
        <table:table-row table:style-name="ro1">
          <table:table-cell table:style-name="ce5" office:value-type="float" office:value="100">
            <text:p>100</text:p>
          </table:table-cell>
          <table:table-cell table:style-name="ce5" office:value-type="float" office:value="8452.41">
            <text:p>8452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0">
            <text:p>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859.241">
            <text:p>8859,24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859.241">
            <text:p>8859,24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5" office:value-type="float" office:value="400">
            <text:p>400</text:p>
          </table:table-cell>
          <table:table-cell table:style-name="ce5" office:value-type="float" office:value="8452.41">
            <text:p>8452,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50">
            <text:p>50</text:p>
          </table:table-cell>
        </table:table-row>
        <table:table-row table:style-name="ro1">
          <table:table-cell table:style-name="ce5" office:value-type="float" office:value="400">
            <text:p>400</text:p>
          </table:table-cell>
          <table:table-cell table:style-name="ce5" office:value-type="float" office:value="9068.759">
            <text:p>9068,7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68.759">
            <text:p>9068,75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68.759">
            <text:p>9068,759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452.41">
            <text:p>8452,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452.41">
            <text:p>8452,4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435.961">
            <text:p>9435,96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435.961">
            <text:p>9435,96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816.443">
            <text:p>8816,44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</table:table-row>
      </table:table>
      <table:table table:name="31 janv" table:style-name="ta1"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1" table:number-rows-spanned="2">
            <text:p>Sync</text:p>
          </table:table-cell>
          <table:table-cell table:style-name="ce1" office:value-type="string" table:number-columns-spanned="1" table:number-rows-spanned="2">
            <text:p>Distance</text:p>
          </table:table-cell>
          <table:table-cell table:style-name="ce1" office:value-type="string" table:number-columns-spanned="3" table:number-rows-spanned="1">
            <text:p>Overspent Time</text:p>
          </table:table-cell>
          <table:covered-table-cell table:number-columns-repeated="2" table:style-name="ce2"/>
          <table:table-cell/>
        </table:table-row>
        <table:table-row table:style-name="ro1">
          <table:covered-table-cell table:number-columns-repeated="2" table:style-name="ce2"/>
          <table:table-cell table:style-name="ce4" office:value-type="string">
            <text:p>h</text:p>
          </table:table-cell>
          <table:table-cell table:style-name="ce4" office:value-type="string">
            <text:p>m</text:p>
          </table:table-cell>
          <table:table-cell table:style-name="ce4" office:value-type="string">
            <text:p>s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6185.01">
            <text:p>16185,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style-name="ce5" office:value-type="float" office:value="16930.379">
            <text:p>16930,37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2">
            <text:p>52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6141.075">
            <text:p>16141,0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6" office:value-type="float" office:value="16903.715">
            <text:p>16903,71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6930.379">
            <text:p>16930,3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6114.411">
            <text:p>16114,4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style-name="Default" office:value-type="float" office:value="16105.523">
            <text:p>16105,5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table:style-name="ce5" office:value-type="float" office:value="16096.635">
            <text:p>16096,63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/>
        </table:table-row>
        <table:table-row table:style-name="ro1">
          <table:table-cell/>
          <table:table-cell office:value-type="float" office:value="16885.939">
            <text:p>16885,9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/01/2012</text:date>, <text:time>09:2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5T16:58:32</meta:creation-date>
    <dc:date>2012-01-31T09:23:05</dc:date>
    <meta:editing-duration>PT6H54M47S</meta:editing-duration>
    <meta:editing-cycles>6</meta:editing-cycles>
    <meta:generator>LibreOffice/3.4$Unix LibreOffice_project/340m1$Build-502</meta:generator>
    <meta:document-statistic meta:table-count="3" meta:cell-count="284" meta:object-count="0"/>
  </office:meta>
</office:document-meta>
</file>